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ther" table:style-name="ta1">
        <table:shapes>
          <draw:frame draw:z-index="0" draw:style-name="gr1" draw:text-style-name="P1" svg:width="6.3in" svg:height="3.5394in" svg:x="4.2413in" svg:y="1.2606in">
            <draw:object draw:notify-on-update-of-ranges="weather.A2:weather.A10 weather.B1:weather.B1 weather.B2:weather.B10 weather.C1:weather.C1 weather.C2:weather.C10 weather.D1:weather.D1 weather.D2:weather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Simple Moving Average</text:p>
          </table:table-cell>
          <table:table-cell table:style-name="ce1" office:value-type="string" calcext:value-type="string">
            <text:p>Weighted Averag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5" office:value-type="string" calcext:value-type="string">
            <text:p>Simple Avg</text:p>
          </table:table-cell>
          <table:table-cell table:style-name="ce5" office:value-type="string" calcext:value-type="string">
            <text:p>Weights (1,2,3)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formula="of:=ROUND(AVERAGE([.B2:.B10]);2)" office:value-type="float" office:value="64.78" calcext:value-type="float">
            <text:p>64.78</text:p>
          </table:table-cell>
          <table:table-cell table:style-name="ce6" table:formula="of:=ROUND(1/(1+2+3);4)"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table:formula="of:=ROUND(AVERAGE([.B2:.B4]);2)" office:value-type="float" office:value="43.67" calcext:value-type="float">
            <text:p>43.67</text:p>
          </table:table-cell>
          <table:table-cell table:formula="of:=ROUND(SUMPRODUCT([.B2:.B4];[.G$4:.G$6]);2)" office:value-type="float" office:value="45.5" calcext:value-type="float">
            <text:p>45.5</text:p>
          </table:table-cell>
          <table:table-cell/>
          <table:table-cell table:style-name="ce6"/>
          <table:table-cell table:style-name="ce6" table:formula="of:=ROUND(2/(1+2+3);4)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71" calcext:value-type="float">
            <text:p>71</text:p>
          </table:table-cell>
          <table:table-cell table:formula="of:=ROUND(AVERAGE([.B3:.B5]);2)" office:value-type="float" office:value="50.67" calcext:value-type="float">
            <text:p>50.67</text:p>
          </table:table-cell>
          <table:table-cell table:formula="of:=ROUND(SUMPRODUCT([.B3:.B5];[.G$4:.G$6]);2)" office:value-type="float" office:value="53.67" calcext:value-type="float">
            <text:p>53.67</text:p>
          </table:table-cell>
          <table:table-cell/>
          <table:table-cell table:style-name="ce6"/>
          <table:table-cell table:style-name="ce6" table:formula="of:=ROUND(3/(1+2+3);4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table:formula="of:=ROUND(AVERAGE([.B4:.B6]);2)" office:value-type="float" office:value="60.33" calcext:value-type="float">
            <text:p>60.33</text:p>
          </table:table-cell>
          <table:table-cell table:formula="of:=ROUND(SUMPRODUCT([.B4:.B6];[.G$4:.G$6]);2)" office:value-type="float" office:value="63.83" calcext:value-type="float">
            <text:p>6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85" calcext:value-type="float">
            <text:p>85</text:p>
          </table:table-cell>
          <table:table-cell table:formula="of:=ROUND(AVERAGE([.B5:.B7]);2)" office:value-type="float" office:value="70" calcext:value-type="float">
            <text:p>70</text:p>
          </table:table-cell>
          <table:table-cell table:formula="of:=ROUND(SUMPRODUCT([.B5:.B7];[.G$4:.G$6]);2)" office:value-type="float" office:value="73.17" calcext:value-type="float">
            <text:p>73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table:formula="of:=ROUND(AVERAGE([.B6:.B8]);2)" office:value-type="float" office:value="78.33" calcext:value-type="float">
            <text:p>78.33</text:p>
          </table:table-cell>
          <table:table-cell table:formula="of:=ROUND(SUMPRODUCT([.B6:.B8];[.G$4:.G$6]);2)" office:value-type="float" office:value="80.67" calcext:value-type="float">
            <text:p>80.6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p</text:p>
          </table:table-cell>
          <table:table-cell table:style-name="ce4" office:value-type="float" office:value="76" calcext:value-type="float">
            <text:p>76</text:p>
          </table:table-cell>
          <table:table-cell table:formula="of:=ROUND(AVERAGE([.B7:.B9]);2)" office:value-type="float" office:value="81.67" calcext:value-type="float">
            <text:p>81.67</text:p>
          </table:table-cell>
          <table:table-cell table:style-name="ce4" table:formula="of:=ROUND(SUMPRODUCT([.B7:.B9];[.G$4:.G$6]);2)" office:value-type="float" office:value="82" calcext:value-type="float">
            <text:p>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04:54:58.881998439</dc:date>
    <meta:editing-duration>PT54M47S</meta:editing-duration>
    <meta:editing-cycles>19</meta:editing-cycles>
    <meta:generator>LibreOffice/7.4.2.3$Linux_X86_64 LibreOffice_project/40$Build-3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1cm" xlink:href=".." xlink:type="simple" chart:class="chart:line" chart:style-name="ch1">
        <chart:legend chart:legend-position="end" svg:x="11.008cm" svg:y="3.698cm" style:legend-expansion="high" chart:style-name="ch2"/>
        <chart:plot-area chart:style-name="ch3" table:cell-range-address="weather.A1:weather.D10" chart:data-source-has-labels="both" svg:x="0.32cm" svg:y="0.179cm" svg:width="10.368cm" svg:height="8.633cm">
          <chart:coordinate-region svg:x="0.941cm" svg:y="0.378cm" svg:width="9.441cm" svg:height="7.787cm"/>
          <chart:axis chart:dimension="x" chart:name="primary-x" chart:style-name="ch4" chartooo:axis-type="auto">
            <chartooo:date-scale/>
            <chart:categories table:cell-range-address="weather.A2:weather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eather.B2:weather.B10" chart:label-cell-address="weather.B1:weather.B1" chart:class="chart:line">
            <chart:data-point chart:repeated="9"/>
          </chart:series>
          <chart:series chart:style-name="ch7" chart:values-cell-range-address="weather.C2:weather.C10" chart:label-cell-address="weather.C1:weather.C1" chart:class="chart:line">
            <chart:data-point chart:repeated="9"/>
          </chart:series>
          <chart:series chart:style-name="ch8" chart:values-cell-range-address="weather.D2:weather.D10" chart:label-cell-address="weather.D1:weather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  <draw:g>
                  <svg:desc>weather.B1:weather.B1</svg:desc>
                </draw:g>
              </table:table-cell>
              <table:table-cell office:value-type="string">
                <text:p>Simple Moving Average</text:p>
                <draw:g>
                  <svg:desc>weather.C1:weather.C1</svg:desc>
                </draw:g>
              </table:table-cell>
              <table:table-cell office:value-type="string">
                <text:p>Weighted Average</text:p>
                <draw:g>
                  <svg:desc>weather.D1:weath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weather.A2:weather.A10</svg:desc>
                </draw:g>
              </table:table-cell>
              <table:table-cell office:value-type="float" office:value="39">
                <text:p>39</text:p>
                <draw:g>
                  <svg:desc>weather.B2:weather.B10</svg:desc>
                </draw:g>
              </table:table-cell>
              <table:table-cell office:value-type="float" office:value="NaN">
                <text:p>NaN</text:p>
                <draw:g>
                  <svg:desc>weather.C2:weather.C10</svg:desc>
                </draw:g>
              </table:table-cell>
              <table:table-cell office:value-type="float" office:value="NaN">
                <text:p>NaN</text:p>
                <draw:g>
                  <svg:desc>weather.D2:weather.D10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">
                <text:p>60</text:p>
              </table:table-cell>
              <table:table-cell office:value-type="float" office:value="43.67">
                <text:p>43.6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71">
                <text:p>71</text:p>
              </table:table-cell>
              <table:table-cell office:value-type="float" office:value="50.67">
                <text:p>50.67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9">
                <text:p>79</text:p>
              </table:table-cell>
              <table:table-cell office:value-type="float" office:value="60.33">
                <text:p>60.33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1">
                <text:p>81</text:p>
              </table:table-cell>
              <table:table-cell office:value-type="float" office:value="78.33">
                <text:p>78.33</text:p>
              </table:table-cell>
              <table:table-cell office:value-type="float" office:value="80.67">
                <text:p>80.67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76">
                <text:p>76</text:p>
              </table:table-cell>
              <table:table-cell office:value-type="float" office:value="81.67">
                <text:p>81.67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